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a2eec" draw:opacity="50%" draw:textarea-horizontal-align="justify" draw:textarea-vertical-align="middle" draw:auto-grow-height="false" fo:min-height="1.614cm" fo:min-width="4.144cm"/>
      <style:paragraph-properties style:writing-mode="lr-tb"/>
    </style:style>
    <style:style style:name="gr2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3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4" style:family="graphic" style:parent-style-name="standard">
      <style:graphic-properties draw:stroke="none" draw:fill-color="#a9a9a9" draw:opacity="100%" draw:textarea-horizontal-align="justify" draw:textarea-vertical-align="middle" draw:auto-grow-height="false" fo:min-height="1.284cm" fo:min-width="3.814cm"/>
      <style:paragraph-properties style:writing-mode="lr-tb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7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8" style:family="graphic" style:parent-style-name="objectwithoutfill">
      <style:graphic-properties draw:stroke="soli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draw:stroke-dash="Ultra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1" style:family="graphic" style:parent-style-name="objectwithoutfill">
      <style:graphic-properties draw:stroke="soli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3" style:family="graphic" style:parent-style-name="objectwithoutfill">
      <style:graphic-properties draw:stroke="solid" svg:stroke-width="0.035cm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7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8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19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  <style:paragraph-properties style:writing-mode="lr-tb"/>
    </style:style>
    <style:style style:name="gr21" style:family="graphic" style:parent-style-name="standard">
      <style:graphic-properties draw:stroke="solid" svg:stroke-color="#000000" draw:fill-color="#ffffff" draw:opacity="100%" draw:textarea-horizontal-align="justify" draw:textarea-vertical-align="middle" draw:auto-grow-height="false" fo:min-height="0.374cm" fo:min-width="2.643cm"/>
      <style:paragraph-properties style:writing-mode="lr-tb"/>
    </style:style>
    <style:style style:name="gr22" style:family="graphic" style:parent-style-name="objectwithoutfill">
      <style:graphic-properties draw:stroke="solid"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draw:fill-color="#2a2eec" draw:opacity="50%" draw:textarea-horizontal-align="justify" draw:textarea-vertical-align="middle" draw:auto-grow-height="false" fo:min-height="1.708cm" fo:min-width="4.23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  <style:paragraph-properties style:writing-mode="lr-tb"/>
    </style:style>
    <style:style style:name="P1" style:family="paragraph">
      <style:paragraph-properties fo:margin-left="0cm" fo:margin-right="0.1cm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2a2eec" draw:opacity="50%"/>
      <style:paragraph-properties fo:margin-left="0cm" fo:margin-right="0.1cm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3" style:family="paragraph">
      <style:paragraph-properties fo:margin-left="0cm" fo:margin-right="0cm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4" style:family="paragraph">
      <loext:graphic-properties draw:fill-color="#2a2eec" draw:opacity="50%"/>
      <style:paragraph-properties fo:margin-left="0cm" fo:margin-right="0.1cm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5" style:family="paragraph">
      <loext:graphic-properties draw:fill-color="#a9a9a9" draw:opacity="100%"/>
      <style:paragraph-properties fo:margin-left="0cm" fo:margin-right="0.1cm" fo:text-align="center" fo:text-indent="0cm" style:writing-mode="lr-tb"/>
      <style:text-properties style:font-name="Ubuntu" fo:font-size="12pt" fo:font-weight="bold" style:font-size-asian="13pt" style:font-weight-asian="bold" style:font-size-complex="13pt" style:font-weight-complex="bold"/>
    </style:style>
    <style:style style:name="P6" style:family="paragraph">
      <loext:graphic-properties draw:fill="none"/>
      <style:paragraph-properties fo:text-align="center"/>
      <style:text-properties style:font-name="Ubuntu"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8" style:family="paragraph">
      <loext:graphic-properties draw:fill-color="#2a2eec" draw:opacity="50%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P9" style:family="paragraph">
      <style:paragraph-properties fo:margin-left="0cm" fo:margin-right="0.1cm" fo:text-align="center" fo:text-indent="0cm" style:writing-mode="lr-tb"/>
      <style:text-properties style:font-name="Ubuntu" fo:font-size="12pt" fo:font-weight="bold" style:font-weight-asian="bold" style:font-weight-complex="bold"/>
    </style:style>
    <style:style style:name="P10" style:family="paragraph">
      <loext:graphic-properties draw:fill-color="#a9a9a9" draw:opacity="100%"/>
      <style:paragraph-properties fo:margin-left="0cm" fo:margin-right="0.1cm" fo:text-align="center" fo:text-indent="0cm" style:writing-mode="lr-tb"/>
      <style:text-properties style:font-name="Ubuntu" fo:font-size="12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size="12pt" fo:font-style="italic" fo:font-weight="bold" style:font-size-asian="12pt" style:font-size-complex="12pt"/>
    </style:style>
    <style:style style:name="P12" style:family="paragraph">
      <style:paragraph-properties fo:margin-left="0cm" fo:margin-right="0.1cm" fo:text-align="center" fo:text-indent="0cm" style:writing-mode="lr-tb"/>
      <style:text-properties fo:color="#000000" style:font-name="Ubuntu" fo:font-size="12pt" fo:font-weight="bold" style:font-weight-asian="bold" style:font-weight-complex="bold"/>
    </style:style>
    <style:style style:name="P13" style:family="paragraph">
      <loext:graphic-properties draw:fill-color="#ffffff" draw:opacity="100%"/>
      <style:paragraph-properties fo:margin-left="0cm" fo:margin-right="0.1cm" fo:text-align="center" fo:text-indent="0cm" style:writing-mode="lr-tb"/>
      <style:text-properties fo:color="#000000" style:font-name="Ubuntu" fo:font-size="12pt" fo:font-weight="bold" style:font-weight-asian="bold" style:font-weight-complex="bold"/>
    </style:style>
    <style:style style:name="P14" style:family="paragraph">
      <loext:graphic-properties draw:fill-color="#2a2eec" draw:opacity="50%"/>
      <style:paragraph-properties fo:margin-left="0cm" fo:margin-right="0cm" fo:text-align="center" fo:text-indent="0cm" style:writing-mode="lr-tb"/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T1" style:family="text">
      <style:text-properties style:font-name="Ubuntu" fo:font-size="12pt" fo:language="en" fo:country="US" fo:font-weight="bold" style:font-size-asian="13pt" style:font-weight-asian="bold" style:font-size-complex="13pt" style:font-weight-complex="bold"/>
    </style:style>
    <style:style style:name="T2" style:family="text">
      <style:text-properties style:font-name="Ubuntu" fo:font-size="12pt" fo:font-weight="bold" style:letter-kerning="true" style:font-name-asian="Noto Sans CJK SC Regular" style:font-size-asian="13pt" style:font-weight-asian="bold" style:font-name-complex="Lohit Devanagari" style:font-size-complex="13pt" style:font-weight-complex="bold"/>
    </style:style>
    <style:style style:name="T3" style:family="text">
      <style:text-properties style:font-name="Ubuntu" fo:font-size="12pt" fo:language="en" fo:country="US" fo:font-weight="bold" style:font-weight-asian="bold" style:font-weight-complex="bold"/>
    </style:style>
    <style:style style:name="T4" style:family="text">
      <style:text-properties style:font-name="Ubuntu" fo:font-size="12pt" fo:font-style="italic" fo:font-weight="bold" style:font-size-asian="12pt" style:font-size-complex="12pt"/>
    </style:style>
    <style:style style:name="T5" style:family="text">
      <style:text-properties fo:color="#000000" style:font-name="Ubuntu" fo:font-size="12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948cm" svg:height="2.168cm" svg:x="0.26cm" svg:y="3.24cm">
          <text:p text:style-name="P1"><text:span text:style-name="T1">Gather data and/or </text:span></text:p>
          <text:p text:style-name="P1"><text:span text:style-name="T1">prior knowle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48cm" svg:height="2.168cm" svg:x="6.861cm" svg:y="3.241cm">
          <text:p text:style-name="P3"><text:span text:style-name="T2">Create/update</text:span></text:p>
          <text:p text:style-name="P3"><text:span text:style-name="T2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948cm" svg:height="2.168cm" svg:x="13.493cm" svg:y="3.242cm">
          <text:p text:style-name="P3"><text:span text:style-name="T2">Evaluate prior</text:span></text:p>
          <text:p text:style-name="P3"><text:span text:style-name="T2">predictive </text:span></text:p>
          <text:p text:style-name="P3"><text:span text:style-name="T2">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948cm" svg:height="2.168cm" svg:x="20.124cm" svg:y="3.239cm">
          <text:p text:style-name="P1"><text:span text:style-name="T1">Good enough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5.198cm" svg:y1="4.321cm" svg:x2="6.878cm" svg:y2="4.329cm">
          <text:p/>
        </draw:line>
        <draw:line draw:style-name="gr5" draw:text-style-name="P6" draw:layer="layout" svg:x1="11.807cm" svg:y1="4.323cm" svg:x2="13.487cm" svg:y2="4.331cm">
          <text:p/>
        </draw:line>
        <draw:line draw:style-name="gr5" draw:text-style-name="P6" draw:layer="layout" svg:x1="18.439cm" svg:y1="4.325cm" svg:x2="20.119cm" svg:y2="4.333cm">
          <text:p/>
        </draw:line>
        <draw:custom-shape draw:style-name="gr6" draw:text-style-name="P4" draw:layer="layout" svg:width="4.948cm" svg:height="2.168cm" svg:x="26.762cm" svg:y="3.24cm">
          <text:p text:style-name="P3"><text:span text:style-name="T2">Fit model to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5.077cm" svg:y1="4.326cm" svg:x2="26.757cm" svg:y2="4.334cm">
          <text:p/>
        </draw:line>
        <draw:custom-shape draw:style-name="gr7" draw:text-style-name="P4" draw:layer="layout" svg:width="4.948cm" svg:height="2.168cm" svg:x="13.55cm" svg:y="13.605cm">
          <text:p text:style-name="P3"><text:span text:style-name="T2">Summarize</text:span></text:p>
          <text:p text:style-name="P3"><text:span text:style-name="T2">poster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2.166cm" svg:y1="6.919cm" svg:x2="22.612cm" svg:y2="5.382cm">
          <text:p/>
        </draw:line>
        <draw:line draw:style-name="gr8" draw:text-style-name="P6" draw:layer="layout" svg:x1="2.723cm" svg:y1="6.944cm" svg:x2="22.166cm" svg:y2="6.919cm">
          <text:p/>
        </draw:line>
        <draw:line draw:style-name="gr9" draw:text-style-name="P6" draw:layer="layout" svg:x1="9.331cm" svg:y1="5.411cm" svg:x2="9.331cm" svg:y2="6.941cm">
          <text:p/>
        </draw:line>
        <draw:line draw:style-name="gr9" draw:text-style-name="P6" draw:layer="layout" svg:x1="2.726cm" svg:y1="5.408cm" svg:x2="2.726cm" svg:y2="6.961cm">
          <text:p/>
        </draw:line>
        <draw:custom-shape draw:style-name="gr10" draw:text-style-name="P4" draw:layer="layout" svg:width="4.948cm" svg:height="2.168cm" svg:x="26.756cm" svg:y="8.498cm">
          <text:p text:style-name="P3"><text:span text:style-name="T2">Evaluate sam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9.241cm" svg:y1="5.413cm" svg:x2="29.243cm" svg:y2="8.488cm">
          <text:p/>
        </draw:line>
        <draw:custom-shape draw:style-name="gr4" draw:text-style-name="P5" draw:layer="layout" svg:width="4.948cm" svg:height="2.168cm" svg:x="20.125cm" svg:y="8.466cm">
          <text:p text:style-name="P1"><text:span text:style-name="T1">Good enough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6" draw:layer="layout" svg:x1="25.076cm" svg:y1="9.561cm" svg:x2="26.756cm" svg:y2="9.569cm">
          <text:p/>
        </draw:line>
        <draw:custom-shape draw:style-name="gr12" draw:text-style-name="P8" draw:layer="layout" svg:width="4.948cm" svg:height="2.168cm" svg:x="13.5cm" svg:y="8.427cm">
          <text:p text:style-name="P7"><text:span text:style-name="T2">Evaluate posterior</text:span></text:p>
          <text:p text:style-name="P7"><text:span text:style-name="T2">predictive </text:span></text:p>
          <text:p text:style-name="P7"><text:span text:style-name="T2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4.948cm" svg:height="2.168cm" svg:x="6.948cm" svg:y="8.339cm">
          <text:p text:style-name="P9"><text:span text:style-name="T3">Good enough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6" draw:layer="layout" svg:x1="11.869cm" svg:y1="9.483cm" svg:x2="13.494cm" svg:y2="9.474cm">
          <text:p/>
        </draw:line>
        <draw:line draw:style-name="gr11" draw:text-style-name="P6" draw:layer="layout" svg:x1="18.431cm" svg:y1="9.535cm" svg:x2="20.111cm" svg:y2="9.543cm">
          <text:p/>
        </draw:line>
        <draw:line draw:style-name="gr8" draw:text-style-name="P6" draw:layer="layout" svg:x1="22.619cm" svg:y1="8.471cm" svg:x2="22.166cm" svg:y2="6.912cm">
          <text:p/>
        </draw:line>
        <draw:line draw:style-name="gr8" draw:text-style-name="P6" draw:layer="layout" svg:x1="5.193cm" svg:y1="23.68cm" svg:x2="5.26cm" svg:y2="6.955cm">
          <text:p/>
        </draw:line>
        <draw:line draw:style-name="gr5" draw:text-style-name="P6" draw:layer="layout" svg:x1="9.345cm" svg:y1="10.524cm" svg:x2="9.347cm" svg:y2="13.599cm">
          <text:p/>
        </draw:line>
        <draw:frame draw:style-name="gr14" draw:text-style-name="P11" draw:layer="layout" svg:width="1.304cm" svg:height="0.782cm" svg:x="25.225cm" svg:y="3.424cm">
          <draw:text-box>
            <text:p><text:span text:style-name="T4">yes</text:span></text:p>
          </draw:text-box>
        </draw:frame>
        <draw:frame draw:style-name="gr15" draw:text-style-name="P11" draw:layer="layout" svg:width="1.141cm" svg:height="0.725cm" svg:x="22.762cm" svg:y="6.57cm">
          <draw:text-box>
            <text:p><text:span text:style-name="T4">no</text:span></text:p>
          </draw:text-box>
        </draw:frame>
        <draw:frame draw:style-name="gr16" draw:text-style-name="P11" draw:layer="layout" svg:width="1.388cm" svg:height="1.199cm" svg:x="18.906cm" svg:y="8.732cm">
          <draw:text-box>
            <text:p><text:span text:style-name="T4">yes</text:span></text:p>
          </draw:text-box>
        </draw:frame>
        <draw:frame draw:style-name="gr16" draw:text-style-name="P11" draw:layer="layout" svg:width="1.327cm" svg:height="1.199cm" svg:x="9.5cm" svg:y="11.485cm">
          <draw:text-box>
            <text:p><text:span text:style-name="T4">yes</text:span></text:p>
          </draw:text-box>
        </draw:frame>
        <draw:frame draw:style-name="gr15" draw:text-style-name="P11" draw:layer="layout" svg:width="1.141cm" svg:height="0.725cm" svg:x="21.362cm" svg:y="16.185cm">
          <draw:text-box>
            <text:p><text:span text:style-name="T4">no</text:span></text:p>
          </draw:text-box>
        </draw:frame>
        <draw:line draw:style-name="gr5" draw:text-style-name="P6" draw:layer="layout" svg:x1="18.48cm" svg:y1="14.702cm" svg:x2="20.16cm" svg:y2="14.71cm">
          <text:p/>
        </draw:line>
        <draw:custom-shape draw:style-name="gr4" draw:text-style-name="P10" draw:layer="layout" svg:width="4.948cm" svg:height="2.168cm" svg:x="20.156cm" svg:y="13.628cm">
          <text:p text:style-name="P9"><text:span text:style-name="T3">Need to make </text:span></text:p>
          <text:p text:style-name="P9"><text:span text:style-name="T3">a decision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5.097cm" svg:y1="14.702cm" svg:x2="26.777cm" svg:y2="14.71cm">
          <text:p/>
        </draw:line>
        <draw:custom-shape draw:style-name="gr17" draw:text-style-name="P8" draw:layer="layout" svg:width="4.948cm" svg:height="2.168cm" svg:x="26.795cm" svg:y="13.638cm">
          <text:p text:style-name="P7"><text:span text:style-name="T2">Compute min</text:span></text:p>
          <text:p text:style-name="P7"><text:span text:style-name="T2">expected 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4.948cm" svg:height="2.168cm" svg:x="23.025cm" svg:y="18.811cm">
          <text:p text:style-name="P3"><text:span text:style-name="T2">Report results to</text:span></text:p>
          <text:p text:style-name="P3"><text:span text:style-name="T2">Intended audi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9.119cm" svg:y1="17.293cm" svg:x2="29.118cm" svg:y2="15.737cm">
          <text:p/>
        </draw:line>
        <draw:line draw:style-name="gr8" draw:text-style-name="P6" draw:layer="layout" svg:x1="22.532cm" svg:y1="17.26cm" svg:x2="22.528cm" svg:y2="15.843cm">
          <text:p/>
        </draw:line>
        <draw:line draw:style-name="gr8" draw:text-style-name="P6" draw:layer="layout" svg:x1="22.54cm" svg:y1="17.247cm" svg:x2="29.131cm" svg:y2="17.28cm">
          <text:p/>
        </draw:line>
        <draw:line draw:style-name="gr5" draw:text-style-name="P6" draw:layer="layout" svg:x1="25.498cm" svg:y1="17.228cm" svg:x2="25.503cm" svg:y2="18.832cm">
          <text:p/>
        </draw:line>
        <draw:line draw:style-name="gr19" draw:text-style-name="P6" draw:layer="layout" svg:x1="5.251cm" svg:y1="9.464cm" svg:x2="6.931cm" svg:y2="9.472cm">
          <text:p/>
        </draw:line>
        <draw:frame draw:style-name="gr20" draw:text-style-name="P11" draw:layer="layout" svg:width="1.41cm" svg:height="0.766cm" svg:x="25.161cm" svg:y="13.901cm">
          <draw:text-box>
            <text:p><text:span text:style-name="T4">yes</text:span></text:p>
          </draw:text-box>
        </draw:frame>
        <draw:line draw:style-name="gr5" draw:text-style-name="P6" draw:layer="layout" svg:x1="2.737cm" svg:y1="1.452cm" svg:x2="2.764cm" svg:y2="3.07cm">
          <text:p/>
        </draw:line>
        <draw:custom-shape draw:style-name="gr21" draw:text-style-name="P13" draw:layer="layout" svg:width="3.401cm" svg:height="0.882cm" svg:x="1.08cm" svg:y="0.323cm">
          <text:p text:style-name="P12"><text:span text:style-name="T5">Start 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1.141cm" svg:height="0.725cm" svg:x="5.563cm" svg:y="8.771cm">
          <draw:text-box>
            <text:p><text:span text:style-name="T4">no</text:span></text:p>
          </draw:text-box>
        </draw:frame>
        <draw:custom-shape draw:style-name="gr4" draw:text-style-name="P10" draw:layer="layout" svg:width="4.948cm" svg:height="2.168cm" svg:x="6.927cm" svg:y="13.667cm">
          <text:p text:style-name="P9"><text:span text:style-name="T3">Multiple models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9.346cm" svg:y1="15.824cm" svg:x2="9.313cm" svg:y2="18.014cm">
          <text:p/>
        </draw:line>
        <draw:line draw:style-name="gr22" draw:text-style-name="P6" draw:layer="layout" svg:x1="11.88cm" svg:y1="14.749cm" svg:x2="13.568cm" svg:y2="14.765cm">
          <text:p/>
        </draw:line>
        <draw:custom-shape draw:style-name="gr23" draw:text-style-name="P14" draw:layer="layout" svg:width="4.948cm" svg:height="2.168cm" svg:x="6.911cm" svg:y="18.029cm">
          <text:p text:style-name="P3"><text:span text:style-name="T2">Model compari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draw:layer="layout" svg:width="1.327cm" svg:height="0.765cm" svg:x="9.515cm" svg:y="16.332cm">
          <draw:text-box>
            <text:p><text:span text:style-name="T4">yes</text:span></text:p>
          </draw:text-box>
        </draw:frame>
        <draw:custom-shape draw:style-name="gr4" draw:text-style-name="P10" draw:layer="layout" svg:width="4.948cm" svg:height="2.168cm" svg:x="6.916cm" svg:y="22.515cm">
          <text:p text:style-name="P9"><text:span text:style-name="T3">Pick one model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1.869cm" svg:y1="23.662cm" svg:x2="16.078cm" svg:y2="23.668cm">
          <text:p/>
        </draw:line>
        <draw:frame draw:style-name="gr15" draw:text-style-name="P11" draw:layer="layout" svg:width="1.141cm" svg:height="0.725cm" svg:x="11.969cm" svg:y="13.961cm">
          <draw:text-box>
            <text:p><text:span text:style-name="T4">no</text:span></text:p>
          </draw:text-box>
        </draw:frame>
        <draw:line draw:style-name="gr19" draw:text-style-name="P6" draw:layer="layout" svg:x1="5.164cm" svg:y1="23.671cm" svg:x2="6.922cm" svg:y2="23.673cm">
          <text:p/>
        </draw:line>
        <draw:frame draw:style-name="gr15" draw:text-style-name="P11" draw:layer="layout" svg:width="1.141cm" svg:height="0.725cm" svg:x="5.552cm" svg:y="22.832cm">
          <draw:text-box>
            <text:p><text:span text:style-name="T4">no</text:span></text:p>
          </draw:text-box>
        </draw:frame>
        <draw:line draw:style-name="gr22" draw:text-style-name="P6" draw:layer="layout" svg:x1="16.071cm" svg:y1="23.693cm" svg:x2="16.09cm" svg:y2="15.773cm">
          <text:p/>
        </draw:line>
        <draw:frame draw:style-name="gr16" draw:text-style-name="P11" draw:layer="layout" svg:width="1.327cm" svg:height="1.199cm" svg:x="13.09cm" svg:y="22.847cm">
          <draw:text-box>
            <text:p><text:span text:style-name="T4">yes</text:span></text:p>
          </draw:text-box>
        </draw:frame>
        <draw:line draw:style-name="gr5" draw:text-style-name="P6" draw:layer="layout" svg:x1="9.309cm" svg:y1="20.206cm" svg:x2="9.309cm" svg:y2="22.4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1T16:24:18.570461829</meta:creation-date>
    <dc:date>2022-01-06T13:21:19.403632492</dc:date>
    <meta:editing-duration>PT56M33S</meta:editing-duration>
    <meta:editing-cycles>13</meta:editing-cycles>
    <meta:generator>LibreOffice/6.4.7.2$Linux_X86_64 LibreOffice_project/40$Build-2</meta:generator>
    <meta:document-statistic meta:object-count="57"/>
  </office:meta>
</office:document-meta>
</file>